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pt" style:font-size-asian="8.75pt" style:font-size-complex="10pt"/>
    </style:style>
    <style:style style:name="P3" style:family="paragraph" style:parent-style-name="Standard">
      <style:text-properties style:font-name="Georgia"/>
    </style:style>
    <style:style style:name="P4" style:family="paragraph" style:list-style-name="L1"/>
    <style:style style:name="P5" style:family="paragraph" style:parent-style-name="Text_20_body">
      <style:paragraph-properties fo:text-align="center" style:justify-single-word="false"/>
    </style:style>
    <style:style style:name="P6" style:family="paragraph">
      <style:text-properties style:font-name="Georgia"/>
    </style:style>
    <style:style style:name="P7" style:family="paragraph" style:list-style-name="L1">
      <style:text-properties style:font-name="Georgia"/>
    </style:style>
    <style:style style:name="P8" style:family="paragraph" style:parent-style-name="Text_20_body" style:list-style-name="L1">
      <style:text-properties style:font-name="Georgia"/>
    </style:style>
    <style:style style:name="P9" style:family="paragraph" style:list-style-name="L2">
      <style:text-properties style:font-name="Georgia" officeooo:paragraph-rsid="001d1151"/>
    </style:style>
    <style:style style:name="P10" style:family="paragraph" style:parent-style-name="Text_20_body">
      <style:text-properties style:font-name="Georgia"/>
    </style:style>
    <style:style style:name="P11" style:family="paragraph" style:list-style-name="L3">
      <style:text-properties style:font-name="Georgia"/>
    </style:style>
    <style:style style:name="P12" style:family="paragraph" style:list-style-name="L3"/>
    <style:style style:name="T1" style:family="text">
      <style:text-properties loext:padding="0.049cm" loext:border="0.06pt solid #d9d9e3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officeooo:rsid="001d1151"/>
    </style:style>
    <style:style style:name="T4" style:family="text">
      <style:text-properties style:font-name="Georgia"/>
    </style:style>
    <style:style style:name="T5" style:family="text">
      <style:text-properties style:font-name="Georgia" fo:font-size="40pt" style:font-size-asian="40pt" style:font-size-complex="40pt"/>
    </style:style>
    <style:style style:name="T6" style:family="text">
      <style:text-properties officeooo:rsid="001d417e"/>
    </style:style>
    <style:style style:name="T7" style:family="text">
      <style:text-properties officeooo:rsid="001f196f"/>
    </style:style>
    <style:style style:name="T8" style:family="text">
      <style:text-properties officeooo:rsid="001fa6ea"/>
    </style:style>
    <style:style style:name="T9" style:family="text">
      <style:text-properties officeooo:rsid="0020d46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SAE</text:p>
      <text:p text:style-name="P2">F<text:span text:style-name="T3">OURNIER Cyprien <text:s text:c="3"/>/ - / <text:s text:c="2"/>FERDOEL Titouan </text:span></text:p>
      <text:p text:style-name="P3"/>
      <text:p text:style-name="P5"><text:span text:style-name="Strong_20_Emphasis"><text:span text:style-name="T5">Manuel d'Utilisation</text:span></text:span></text:p>
      <text:list xml:id="list87972876" text:style-name="L1">
        <text:list-item>
          <text:p text:style-name="Text_20_body"><text:span text:style-name="Strong_20_Emphasis"><text:span text:style-name="T4">Installation et Configuration du Serveur :</text:span></text:span></text:p>
          <text:list>
            <text:list-item>
              <text:p text:style-name="P8">Téléchargez et compilez le code du serveur.</text:p>
            </text:list-item>
            <text:list-item>
              <text:p text:style-name="P8">Assurez-vous d'avoir les dépendances Java nécessaires.</text:p>
            </text:list-item>
          </text:list>
        </text:list-item>
      </text:list>
      <text:list text:style-name="L2">
        <text:list-item>
          <text:list>
            <text:list-item>
              <text:p text:style-name="Text_20_body">Exécutez le serveur (port <text:span text:style-name="T3">par défaut </text:span>: 5555).</text:p>
            </text:list-item>
          </text:list>
        </text:list-item>
      </text:list>
      <text:list xml:id="list173430751420063" text:continue-list="list87972876" text:style-name="L1">
        <text:list-item>
          <text:list>
            <text:list-item>
              <text:p text:style-name="Text_20_body"><text:span text:style-name="T4">Le serveur chargera les données des utilisateurs depuis le fichier JSON défini (</text:span><text:span text:style-name="Source_20_Text"><text:span text:style-name="T4">./BD/users.json</text:span></text:span><text:span text:style-name="T4"> par défaut) et les messages depuis le fichier JSON (</text:span><text:span text:style-name="Source_20_Text"><text:span text:style-name="T4">./BD/messages.json</text:span></text:span><text:span text:style-name="T4"> par défaut).</text:span></text:p>
            </text:list-item>
          </text:list>
        </text:list-item>
        <text:list-item>
          <text:p text:style-name="Text_20_body"><text:span text:style-name="Strong_20_Emphasis"><text:span text:style-name="T4">Connexion au Serveur en tant qu'Utilisateur:</text:span></text:span></text:p>
          <text:list>
            <text:list-item>
              <text:p text:style-name="P8">Exécutez le code du client en spécifiant le port (5555), et votre nom d'utilisateur.</text:p>
            </text:list-item>
            <text:list-item>
              <text:p text:style-name="P8">Si vous êtes un nouvel utilisateur, <text:span text:style-name="T6">laissé vous guider</text:span> pour créer un compte.</text:p>
            </text:list-item>
          </text:list>
        </text:list-item>
        <text:list-item>
          <text:p text:style-name="Text_20_body"><text:span text:style-name="Strong_20_Emphasis"><text:span text:style-name="T4">Commandes du Client:</text:span></text:span></text:p>
          <text:list>
            <text:list-item>
              <text:p text:style-name="Text_20_body"><text:span text:style-name="Source_20_Text"><text:span text:style-name="T4">/message &lt;votre message&gt;</text:span></text:span><text:span text:style-name="T4"> : Envoyer un message au serveur.</text:span></text:p>
            </text:list-item>
            <text:list-item>
              <text:p text:style-name="Text_20_body"><text:span text:style-name="Source_20_Text"><text:span text:style-name="T4">/like &lt;ID du message&gt;</text:span></text:span><text:span text:style-name="T4"> : Ajouter un like à un message spécifié.</text:span></text:p>
            </text:list-item>
            <text:list-item>
              <text:p text:style-name="Text_20_body"><text:span text:style-name="Source_20_Text"><text:span text:style-name="T4">/delete &lt;ID du message&gt;</text:span></text:span><text:span text:style-name="T4"> : Supprimer un message que vous avez créé.</text:span></text:p>
            </text:list-item>
            <text:list-item>
              <text:p text:style-name="Text_20_body"><text:span text:style-name="Source_20_Text"><text:span text:style-name="T4">/refresh [nombre]</text:span></text:span><text:span text:style-name="T4"> : Rafraîchir et afficher les derniers messages (par défaut, les 10 derniers messages ou le nombre spécifié).</text:span></text:p>
            </text:list-item>
            <text:list-item>
              <text:p text:style-name="Text_20_body"><text:span text:style-name="Source_20_Text"><text:span text:style-name="T4">/follow &lt;nom d'utilisateur&gt;</text:span></text:span><text:span text:style-name="T4"> : Suivre un autre utilisateur.</text:span></text:p>
            </text:list-item>
            <text:list-item>
              <text:p text:style-name="Text_20_body"><text:span text:style-name="Source_20_Text"><text:span text:style-name="T4">/unfollow &lt;nom d'utilisateur&gt;</text:span></text:span><text:span text:style-name="T4"> : Ne plus suivre un utilisateur.</text:span></text:p>
            </text:list-item>
            <text:list-item>
              <text:p text:style-name="Text_20_body"><text:span text:style-name="Source_20_Text"><text:span text:style-name="T4">/info</text:span></text:span><text:span text:style-name="T4"> : Obtenir des informations sur votre connexion (adresse IP et utilisateurs suivis).</text:span></text:p>
            </text:list-item>
            <text:list-item>
              <text:p text:style-name="Text_20_body"><text:span text:style-name="Source_20_Text"><text:span text:style-name="T4">/exit</text:span></text:span><text:span text:style-name="T4"> : Se déconnecter du serveur.</text:span></text:p>
            </text:list-item>
          </text:list>
        </text:list-item>
        <text:list-item>
          <text:p text:style-name="Text_20_body"><text:span text:style-name="Strong_20_Emphasis"><text:span text:style-name="T4">Fermeture de Session:</text:span></text:span></text:p>
          <text:list>
            <text:list-item>
              <text:p text:style-name="Text_20_body"><text:span text:style-name="T4">Pour quitter le client, utilisez la commande </text:span><text:span text:style-name="Source_20_Text"><text:span text:style-name="T4">/exit</text:span></text:span><text:span text:style-name="T4">.</text:span></text:p>
            </text:list-item>
            <text:list-item>
              <text:p text:style-name="P8">Le serveur garde en mémoire les données utilisateur et messages.</text:p>
            </text:list-item>
          </text:list>
        </text:list-item>
      </text:list>
      <text:p text:style-name="P10"/>
      <text:p text:style-name="P10"/>
      <text:p text:style-name="P10"/>
      <text:p text:style-name="P5"><text:soft-page-break/><text:span text:style-name="Strong_20_Emphasis"><text:span text:style-name="T5">Justification des Choix Techniques</text:span></text:span></text:p>
      <text:list text:style-name="L3">
        <text:list-item>
          <text:p text:style-name="Text_20_body"><text:span text:style-name="Strong_20_Emphasis"><text:span text:style-name="T4">Communication par Sockets:</text:span></text:span></text:p>
          <text:list>
            <text:list-item>
              <text:p text:style-name="Text_20_body">Utilisation de sockets pour permettre la communication bidirectionnelle entre le client et le serveur.</text:p>
            </text:list-item>
          </text:list>
        </text:list-item>
        <text:list-item>
          <text:p text:style-name="Text_20_body"><text:span text:style-name="Strong_20_Emphasis"><text:span text:style-name="T4">Jackson pour la Gestion JSON:</text:span></text:span></text:p>
          <text:list>
            <text:list-item>
              <text:p text:style-name="Text_20_body">Jackson est utilisé pour la <text:span text:style-name="T7">gestion</text:span> des fichiers JSON.</text:p>
            </text:list-item>
            <text:list-item>
              <text:p text:style-name="Text_20_body">Il offre des fonctionnalités de lecture/écriture et de conversion d'objets Java en JSON. <text:span text:style-name="T7">Il est aussi assez simple d’utilisation.</text:span></text:p>
            </text:list-item>
          </text:list>
        </text:list-item>
        <text:list-item>
          <text:p text:style-name="Text_20_body"><text:span text:style-name="Strong_20_Emphasis"><text:span text:style-name="T4">Multi-threading:</text:span></text:span></text:p>
          <text:list>
            <text:list-item>
              <text:p text:style-name="Text_20_body"><text:span text:style-name="T4">Chaque connexion client est gérée dans un thread distinct (</text:span><text:span text:style-name="Source_20_Text"><text:span text:style-name="T4">GestionServeur</text:span></text:span><text:span text:style-name="T4">) pour permettre la gestion simultanée de plusieurs clients.</text:span></text:p>
            </text:list-item>
          </text:list>
        </text:list-item>
        <text:list-item>
          <text:p text:style-name="Text_20_body"><text:span text:style-name="Strong_20_Emphasis"><text:span text:style-name="T4">Structure de Données pour Utilisateurs et Messages:</text:span></text:span></text:p>
          <text:list>
            <text:list-item>
              <text:p text:style-name="Text_20_body">Utilisation de structures de données (Map, List) pour stocker les utilisateurs et les messages, facilitant la manipulation et la gestion des données.</text:p>
            </text:list-item>
          </text:list>
        </text:list-item>
        <text:list-item>
          <text:p text:style-name="Text_20_body"><text:span text:style-name="Strong_20_Emphasis"><text:span text:style-name="T4">Gestion des Comptes Utilisateurs:</text:span></text:span></text:p>
          <text:list>
            <text:list-item>
              <text:p text:style-name="Text_20_body">Lorsqu'un nouvel utilisateur se connecte, il peut créer un compte s'il n'existe pas déjà dans le fichier JSON des utilisateurs.</text:p>
            </text:list-item>
          </text:list>
        </text:list-item>
        <text:list-item>
          <text:p text:style-name="Text_20_body"><text:span text:style-name="Strong_20_Emphasis"><text:span text:style-name="T4">Interaction avec les Messages:</text:span></text:span></text:p>
          <text:list>
            <text:list-item>
              <text:p text:style-name="Text_20_body">Possibilité d'ajouter des messages, de liker, de supprimer, et de rafraîchir les messages récents.</text:p>
            </text:list-item>
          </text:list>
        </text:list-item>
        <text:list-item>
          <text:p text:style-name="Text_20_body"><text:span text:style-name="Strong_20_Emphasis"><text:span text:style-name="T4">Gestion des Relations Utilisateurs:</text:span></text:span></text:p>
          <text:list>
            <text:list-item>
              <text:p text:style-name="Text_20_body">Suivi et non-suivi d'autres utilisateurs, reflété dans la structure JSON des utilisateurs.</text:p>
            </text:list-item>
          </text:list>
        </text:list-item>
        <text:list-item>
          <text:p text:style-name="Text_20_body"><text:span text:style-name="Strong_20_Emphasis"><text:span text:style-name="T4">Gestion des Exceptions:</text:span></text:span></text:p>
          <text:list>
            <text:list-item>
              <text:p text:style-name="Text_20_body"><text:span text:style-name="T8">E</text:span>xceptions <text:span text:style-name="T8">géré en grande partie</text:span> en cas d'erreurs.</text:p>
            </text:list-item>
          </text:list>
        </text:list-item>
      </text:list>
      <text:p text:style-name="P10">Ces choix techniques ont été faits pour créer un système simple de chat avec des fonctionnalités de base, la facilit<text:span text:style-name="T9">e</text:span> d'utilisation, <text:span text:style-name="T9">avec une</text:span> gestion efficace des données.</text:p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6:12:14.311000000</meta:creation-date>
    <dc:date>2024-01-20T17:34:30.524000000</dc:date>
    <meta:editing-duration>PT2M48S</meta:editing-duration>
    <meta:editing-cycles>1</meta:editing-cycles>
    <meta:document-statistic meta:table-count="0" meta:image-count="0" meta:object-count="0" meta:page-count="2" meta:paragraph-count="42" meta:word-count="444" meta:character-count="2784" meta:non-whitespace-character-count="2413"/>
    <meta:generator>LibreOffice/7.5.1.2$Windows_X86_64 LibreOffice_project/fcbaee479e84c6cd81291587d2ee68cba099e129</meta:generator>
  </office:meta>
</office:document-meta>
</file>